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29385" officeooo:paragraph-rsid="00229385"/>
    </style:style>
    <style:style style:name="P2" style:family="paragraph" style:parent-style-name="Standard">
      <style:text-properties officeooo:rsid="0023a5a5" officeooo:paragraph-rsid="0023a5a5"/>
    </style:style>
    <style:style style:name="P3" style:family="paragraph" style:parent-style-name="Standard">
      <style:text-properties officeooo:rsid="0025878a" officeooo:paragraph-rsid="0025878a"/>
    </style:style>
    <style:style style:name="P4" style:family="paragraph" style:parent-style-name="Standard">
      <style:text-properties officeooo:rsid="00276765" officeooo:paragraph-rsid="00276765"/>
    </style:style>
    <style:style style:name="P5" style:family="paragraph" style:parent-style-name="Standard" style:list-style-name="L1">
      <style:text-properties officeooo:rsid="001de279" officeooo:paragraph-rsid="001de279"/>
    </style:style>
    <style:style style:name="P6" style:family="paragraph" style:parent-style-name="Standard" style:list-style-name="L2">
      <style:text-properties officeooo:rsid="001de279" officeooo:paragraph-rsid="001de279"/>
    </style:style>
    <style:style style:name="P7" style:family="paragraph" style:parent-style-name="Standard" style:list-style-name="L2">
      <style:text-properties officeooo:rsid="001de279" officeooo:paragraph-rsid="002074d0"/>
    </style:style>
    <style:style style:name="P8" style:family="paragraph" style:parent-style-name="Standard" style:list-style-name="L2">
      <style:text-properties officeooo:rsid="001de279" officeooo:paragraph-rsid="0021db34"/>
    </style:style>
    <style:style style:name="P9" style:family="paragraph" style:parent-style-name="Standard" style:list-style-name="L2">
      <style:text-properties officeooo:rsid="001de279" officeooo:paragraph-rsid="00220ddc"/>
    </style:style>
    <style:style style:name="P10" style:family="paragraph" style:parent-style-name="Standard" style:list-style-name="L3">
      <style:text-properties officeooo:rsid="001de279" officeooo:paragraph-rsid="001de279"/>
    </style:style>
    <style:style style:name="P11" style:family="paragraph" style:parent-style-name="Standard" style:list-style-name="L4">
      <style:text-properties officeooo:rsid="001de279" officeooo:paragraph-rsid="001de279"/>
    </style:style>
    <style:style style:name="P12" style:family="paragraph" style:parent-style-name="Standard" style:list-style-name="L5">
      <style:text-properties officeooo:rsid="0025878a" officeooo:paragraph-rsid="0025878a"/>
    </style:style>
    <style:style style:name="P13" style:family="paragraph" style:parent-style-name="Standard">
      <style:text-properties officeooo:rsid="0023a5a5" officeooo:paragraph-rsid="001de279"/>
    </style:style>
    <style:style style:name="T1" style:family="text">
      <style:text-properties officeooo:rsid="001fa3e4"/>
    </style:style>
    <style:style style:name="T2" style:family="text">
      <style:text-properties officeooo:rsid="0025878a"/>
    </style:style>
    <style:style style:name="T3" style:family="text">
      <style:text-properties officeooo:rsid="00276765"/>
    </style:style>
    <style:style style:name="T4" style:family="text">
      <style:text-properties style:font-name="Liberation Sans" fo:font-size="14.1000003814697pt" fo:font-weight="bold" officeooo:rsid="00276765" style:font-name-asian="Microsoft YaHei" style:font-size-asian="14.1000003814697pt" style:font-weight-asian="bold" style:font-name-complex="Arial" style:font-size-complex="14.1000003814697pt" style:font-weight-complex="bold"/>
    </style:style>
    <style:style style:name="T5" style:family="text">
      <style:text-properties officeooo:rsid="002902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secure channel testing</text:p>
      <text:h text:style-name="Heading_20_3" text:outline-level="3">purpose</text:h>
      <text:list xml:id="list7462288883444306398" text:style-name="L1">
        <text:list-item>
          <text:p text:style-name="P5">confirm osdp_CHLNG, osdp_CCRYPT, osdp_SCRYPT, osdp_RMAC_I are working</text:p>
        </text:list-item>
        <text:list-item>
          <text:p text:style-name="P5">confirm SCS headers 11-18 are working</text:p>
        </text:list-item>
        <text:list-item>
          <text:p text:style-name="P5">test both default and paired base key and KEYSET</text:p>
        </text:list-item>
        <text:list-item>
          <text:p text:style-name="P5">test key management and perform minimal lockdown checks</text:p>
        </text:list-item>
      </text:list>
      <text:h text:style-name="Heading_20_3" text:outline-level="3">process <text:span text:style-name="T3">group </text:span>1 check secure channel</text:h>
      <text:list xml:id="list6692773543157010882" text:style-name="L2">
        <text:list-item>
          <text:p text:style-name="P6">prepare PD. <text:s/>reset to initial unpaired state.<text:span text:style-name="T1"> <text:s/>use factory reset and then osdp secure channel control card to set reader into reset state.</text:span></text:p>
        </text:list-item>
        <text:list-item>
          <text:p text:style-name="P7">start ACU (in the clear)</text:p>
        </text:list-item>
        <text:list-item>
          <text:p text:style-name="P8">establish secure channel session using default key</text:p>
        </text:list-item>
        <text:list-item>
          <text:p text:style-name="P8">confirm session is stable for at least 8 poll-ack cycles after the RMAC_I</text:p>
        </text:list-item>
        <text:list-item>
          <text:p text:style-name="P8">check SCS headers in session negotiation</text:p>
        </text:list-item>
        <text:list-item>
          <text:p text:style-name="P9">osdp_CAP to induce PD to send encrypted response payload</text:p>
        </text:list-item>
        <text:list-item>
          <text:p text:style-name="P9">osdp_LED to send encrypted command payload</text:p>
        </text:list-item>
      </text:list>
      <text:h text:style-name="Heading_20_3" text:outline-level="3">process <text:span text:style-name="T3">group </text:span>2 pairing</text:h>
      <text:list xml:id="list1902039326136173037" text:style-name="L3">
        <text:list-item>
          <text:p text:style-name="P10">given PD in secure channel on base key, issue osdp_KEYSET</text:p>
        </text:list-item>
        <text:list-item>
          <text:p text:style-name="P10">confirm link remains stable on existing session</text:p>
        </text:list-item>
        <text:list-item>
          <text:p text:style-name="P10">stop ACU</text:p>
        </text:list-item>
        <text:list-item>
          <text:p text:style-name="P10">sta<text:span text:style-name="T3">r</text:span>t ACU (in the clear). <text:s/>confirm PD behaves rationally. </text:p>
        </text:list-item>
        <text:list-item>
          <text:p text:style-name="P10">initiate secure channel session on paired key</text:p>
        </text:list-item>
        <text:list-item>
          <text:p text:style-name="P10">confirm link is stable on paired key session</text:p>
        </text:list-item>
        <text:list-item>
          <text:p text:style-name="P10">perform card read or keypress confirm data arrives intact</text:p>
        </text:list-item>
      </text:list>
      <text:h text:style-name="Heading_20_3" text:outline-level="3">process <text:span text:style-name="T3">group </text:span>3 key rotation</text:h>
      <text:list xml:id="list3377247899667736298" text:style-name="L4">
        <text:list-item>
          <text:p text:style-name="P11">set up PD with a paired key</text:p>
        </text:list-item>
        <text:list-item>
          <text:p text:style-name="P11">within that secure channel session issue a KEYSET for a new key</text:p>
        </text:list-item>
        <text:list-item>
          <text:p text:style-name="P11">confirm proper behavior after keyset</text:p>
        </text:list-item>
        <text:list-item>
          <text:p text:style-name="P11">stop/start ACU and confirm paired key operation on the new key</text:p>
        </text:list-item>
      </text:list>
      <text:h text:style-name="Heading_20_3" text:outline-level="3">process <text:span text:style-name="T5">group </text:span>4 <text:span text:style-name="T4">lockdown check</text:span></text:h>
      <text:list xml:id="list4451748470604893533" text:style-name="L5">
        <text:list-item>
          <text:p text:style-name="P12">set up with a paired key</text:p>
        </text:list-item>
        <text:list-item>
          <text:p text:style-name="P12">confirm it doesn't work in the clear any more</text:p>
        </text:list-item>
        <text:list-item>
          <text:p text:style-name="P12">confirm a default key session can't be established</text:p>
        </text:list-item>
        <text:list-item>
          <text:p text:style-name="P12">given reset and unpaired reader confirm rational response to rogue paired challenge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7:45:04.746000000</meta:creation-date>
    <dc:date>2021-11-10T08:17:06.938792165</dc:date>
    <meta:editing-duration>PT46M38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1" meta:paragraph-count="32" meta:word-count="271" meta:character-count="1532" meta:non-whitespace-character-count="1315"/>
  </office:meta>
</office:document-meta>
</file>